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8584" officeooo:paragraph-rsid="001b8584" style:font-size-asian="14pt" style:font-size-complex="14pt"/>
    </style:style>
    <style:style style:name="P2" style:family="paragraph" style:parent-style-name="Standard" style:list-style-name="L1">
      <style:text-properties fo:font-size="14pt" officeooo:rsid="001aefb3" officeooo:paragraph-rsid="0023e29e" style:font-size-asian="14pt" style:font-size-complex="14pt"/>
    </style:style>
    <style:style style:name="P3" style:family="paragraph" style:parent-style-name="Standard" style:list-style-name="L1">
      <style:text-properties fo:font-size="14pt" officeooo:rsid="001aefb3" officeooo:paragraph-rsid="00287708" style:font-size-asian="14pt" style:font-size-complex="14pt"/>
    </style:style>
    <style:style style:name="P4" style:family="paragraph" style:parent-style-name="Standard" style:list-style-name="L1">
      <style:text-properties fo:font-size="14pt" officeooo:rsid="001aefb3" officeooo:paragraph-rsid="001aefb3" style:font-size-asian="14pt" style:font-size-complex="14pt"/>
    </style:style>
    <style:style style:name="P5" style:family="paragraph" style:parent-style-name="Standard" style:list-style-name="L1">
      <style:text-properties fo:font-size="14pt" officeooo:rsid="001b24a4" officeooo:paragraph-rsid="001b24a4" style:font-size-asian="14pt" style:font-size-complex="14pt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1e47a0" fo:background-color="#ff0000" loext:char-shading-value="0"/>
    </style:style>
    <style:style style:name="T3" style:family="text">
      <style:text-properties officeooo:rsid="0023e29e" fo:background-color="#ff0000" loext:char-shading-value="0"/>
    </style:style>
    <style:style style:name="T4" style:family="text">
      <style:text-properties officeooo:rsid="00287708" fo:background-color="#ff0000" loext:char-shading-value="0"/>
    </style:style>
    <style:style style:name="T5" style:family="text">
      <style:text-properties fo:background-color="#66ff99" loext:char-shading-value="0"/>
    </style:style>
    <style:style style:name="T6" style:family="text">
      <style:text-properties officeooo:rsid="001b24a4" fo:background-color="#66ff99" loext:char-shading-value="0"/>
    </style:style>
    <style:style style:name="T7" style:family="text">
      <style:text-properties officeooo:rsid="001e47a0" fo:background-color="#66ff99" loext:char-shading-value="0"/>
    </style:style>
    <style:style style:name="T8" style:family="text">
      <style:text-properties officeooo:rsid="0023e29e" fo:background-color="#66ff99" loext:char-shading-value="0"/>
    </style:style>
    <style:style style:name="T9" style:family="text">
      <style:text-properties officeooo:rsid="0023e29e" fo:background-color="#66ff99" loext:char-shading-value="0"/>
    </style:style>
    <style:style style:name="T10" style:family="text">
      <style:text-properties fo:background-color="#66ff99" loext:char-shading-value="0"/>
    </style:style>
    <style:style style:name="T11" style:family="text">
      <style:text-properties officeooo:rsid="00287708" fo:background-color="#66ff99" loext:char-shading-value="0"/>
    </style:style>
    <style:style style:name="T12" style:family="text">
      <style:text-properties officeooo:rsid="001e47a0"/>
    </style:style>
    <style:style style:name="T13" style:family="text">
      <style:text-properties officeooo:rsid="0023e29e"/>
    </style:style>
    <style:style style:name="T14" style:family="text">
      <style:text-properties officeooo:rsid="00287708"/>
    </style:style>
    <style:style style:name="T15" style:family="text">
      <style:text-properties officeooo:rsid="0023e29e" fo:background-color="#ffffff" loext:char-shading-value="0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287708" fo:background-color="#ffffff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e47a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7221212101034095" text:style-name="L1">
        <text:list-item>
          <text:p text:style-name="P2"><text:span text:style-name="T18">Customer</text:span> (<text:span text:style-name="T2">customerId </text:span><text:span text:style-name="T3">varchar(30)</text:span>, cus<text:span text:style-name="T12">tomerName varchar(30)</text:span>, residence <text:span text:style-name="T13">varchar(20)</text:span>, street <text:span text:style-name="T13">varchar(20)</text:span>, city <text:span text:style-name="T13">varchar(20)</text:span>, state <text:span text:style-name="T13">varchar(20)</text:span>, <text:span text:style-name="T12">contact varchar(11)</text:span>);</text:p>
          <text:p text:style-name="P2"/>
        </text:list-item>
        <text:list-item>
          <text:p text:style-name="P2"><text:span text:style-name="T18">Account</text:span> (<text:span text:style-name="T2">accountNumber </text:span><text:span text:style-name="T3">varchar(30)</text:span><text:span text:style-name="T1">,</text:span> <text:span text:style-name="T5">c</text:span><text:span text:style-name="T7">ustomerId </text:span><text:span text:style-name="T8">varchar(30)</text:span>, p<text:span text:style-name="T12">in int(4)</text:span>, saving<text:span text:style-name="T12">B</text:span>alance <text:span text:style-name="T14">float</text:span>, current<text:span text:style-name="T12">B</text:span>alance <text:span text:style-name="T14">float</text:span>);</text:p>
          <text:p text:style-name="P3"/>
        </text:list-item>
        <text:list-item>
          <text:p text:style-name="P3"><text:span text:style-name="T18">Transaction</text:span>(<text:span text:style-name="T1">transcation</text:span><text:span text:style-name="T2">Id</text:span><text:span text:style-name="T3">varchar(30)</text:span>, <text:span text:style-name="T6">acc</text:span><text:span text:style-name="T7">ountNumber </text:span><text:span text:style-name="T9">varchar(30)</text:span>, <text:span text:style-name="T12">transactionD</text:span>ate<text:span text:style-name="T14">Time datetime</text:span>, <text:span text:style-name="T12">transactionType </text:span><text:span text:style-name="T15">varchar(</text:span><text:span text:style-name="T17">10</text:span><text:span text:style-name="T15">)</text:span><text:span text:style-name="T12">,accountType varchar(10), receiver varchar(30), transactionAmount float, sender varchar(30)</text:span>);</text:p>
          <text:p text:style-name="P5"/>
        </text:list-item>
        <text:list-item>
          <text:p text:style-name="P5"><text:span text:style-name="T18">OrderChe</text:span><text:span text:style-name="T19">que</text:span><text:span text:style-name="T18">Book</text:span>(<text:span text:style-name="T7">accountNumber </text:span><text:span text:style-name="T11">varchar(30)</text:span>, <text:span text:style-name="T14">orderDateTime datetime</text:span>);</text:p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0:47:18.590273374</meta:creation-date>
    <dc:date>2017-09-03T01:46:08.477321447</dc:date>
    <meta:editing-duration>PT24M1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52" meta:character-count="566" meta:non-whitespace-character-count="526"/>
  </office:meta>
</office:document-meta>
</file>